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Liberation Serif" fo:font-size="17pt" style:text-underline-style="none" fo:font-weight="bold" officeooo:rsid="28d2d209" officeooo:paragraph-rsid="407ecd9e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bda3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21c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696d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6ea5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708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72d6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7c5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7d1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7fdc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7f10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3aa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c8ed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b8de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c72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3a6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b7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a537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613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0b5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61f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a6d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89e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7e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b0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96a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a34a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b136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adf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c3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0183a6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0183a6" officeooo:paragraph-rsid="4fdadf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b62e9a" officeooo:paragraph-rsid="4bda3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826475" officeooo:paragraph-rsid="4f826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826475" officeooo:paragraph-rsid="4fdc3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f83a6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7a955a" officeooo:paragraph-rsid="4f9b0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6cf2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44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96a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c3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564b534"/>
    </style:style>
    <style:style style:name="T3" style:family="text">
      <style:text-properties style:text-underline-style="solid" style:text-underline-width="auto" style:text-underline-color="font-color" officeooo:rsid="4372f851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f696dc7" style:font-name-asian="標楷體1"/>
    </style:style>
    <style:style style:name="T7" style:family="text">
      <style:text-properties style:font-name="標楷體1" officeooo:rsid="4f6aab2b" style:font-name-asian="標楷體1"/>
    </style:style>
    <style:style style:name="T8" style:family="text">
      <style:text-properties style:font-name="標楷體1" officeooo:rsid="4f6b9636" style:font-name-asian="標楷體1"/>
    </style:style>
    <style:style style:name="T9" style:family="text">
      <style:text-properties style:font-name="標楷體1" officeooo:rsid="3564b534" style:font-name-asian="標楷體1"/>
    </style:style>
    <style:style style:name="T10" style:family="text">
      <style:text-properties style:font-name="標楷體1" officeooo:rsid="4f6ea5a7" style:font-name-asian="標楷體1"/>
    </style:style>
    <style:style style:name="T11" style:family="text">
      <style:text-properties style:font-name="標楷體1" officeooo:rsid="4f83aa6b" style:font-name-asian="標楷體1"/>
    </style:style>
    <style:style style:name="T12" style:family="text">
      <style:text-properties style:font-name="標楷體1" officeooo:rsid="4f696dc7"/>
    </style:style>
    <style:style style:name="T13" style:family="text">
      <style:text-properties style:font-name="標楷體1" officeooo:rsid="4f7d1e56"/>
    </style:style>
    <style:style style:name="T14" style:family="text">
      <style:text-properties style:font-name="標楷體1" officeooo:rsid="4f6ea5a7"/>
    </style:style>
    <style:style style:name="T15" style:family="text">
      <style:text-properties style:font-name="標楷體1" style:text-underline-style="solid" style:text-underline-width="auto" style:text-underline-color="font-color" officeooo:rsid="141cb316"/>
    </style:style>
    <style:style style:name="T16" style:family="text">
      <style:text-properties style:font-name="標楷體1" style:text-underline-style="solid" style:text-underline-width="auto" style:text-underline-color="font-color" officeooo:rsid="0a7edee9"/>
    </style:style>
    <style:style style:name="T17" style:family="text">
      <style:text-properties style:font-name="標楷體1" style:text-underline-style="solid" style:text-underline-width="auto" style:text-underline-color="font-color" officeooo:rsid="1c90e499"/>
    </style:style>
    <style:style style:name="T18" style:family="text">
      <style:text-properties style:font-name="標楷體1" officeooo:rsid="1e28fd16"/>
    </style:style>
    <style:style style:name="T19" style:family="text">
      <style:text-properties style:font-name="標楷體1" officeooo:rsid="42b62e9a"/>
    </style:style>
    <style:style style:name="T20" style:family="text">
      <style:text-properties style:font-name="標楷體1" officeooo:rsid="08476271"/>
    </style:style>
    <style:style style:name="T21" style:family="text">
      <style:text-properties style:font-name="標楷體1" officeooo:rsid="4c7f8388"/>
    </style:style>
    <style:style style:name="T22" style:family="text">
      <style:text-properties style:font-name="標楷體1" officeooo:rsid="19e18958"/>
    </style:style>
    <style:style style:name="T23" style:family="text">
      <style:text-properties style:font-name="標楷體1" officeooo:rsid="3248dfa0"/>
    </style:style>
    <style:style style:name="T24" style:family="text">
      <style:text-properties style:font-name="標楷體1" officeooo:rsid="4cca7a16"/>
    </style:style>
    <style:style style:name="T25" style:family="text">
      <style:text-properties style:font-name="標楷體1" officeooo:rsid="4cc66744"/>
    </style:style>
    <style:style style:name="T26" style:family="text">
      <style:text-properties style:font-name="標楷體1" officeooo:rsid="4d17cac9"/>
    </style:style>
    <style:style style:name="T27" style:family="text">
      <style:text-properties style:font-name="標楷體1" officeooo:rsid="4d1a95c6"/>
    </style:style>
    <style:style style:name="T28" style:family="text">
      <style:text-properties style:font-name="標楷體1" officeooo:rsid="4d1aeeb9"/>
    </style:style>
    <style:style style:name="T29" style:family="text">
      <style:text-properties style:font-name="標楷體1" officeooo:rsid="4d3bf353"/>
    </style:style>
    <style:style style:name="T30" style:family="text">
      <style:text-properties style:font-name="標楷體1" officeooo:rsid="22f76c1c"/>
    </style:style>
    <style:style style:name="T31" style:family="text">
      <style:text-properties style:font-name="標楷體1" officeooo:rsid="4d2ec923"/>
    </style:style>
    <style:style style:name="T32" style:family="text">
      <style:text-properties style:font-name="標楷體1" officeooo:rsid="23406692"/>
    </style:style>
    <style:style style:name="T33" style:family="text">
      <style:text-properties style:font-name="標楷體1" officeooo:rsid="4d42abd3"/>
    </style:style>
    <style:style style:name="T34" style:family="text">
      <style:text-properties style:font-name="標楷體1" officeooo:rsid="4ddc6af0"/>
    </style:style>
    <style:style style:name="T35" style:family="text">
      <style:text-properties style:font-name="標楷體1" officeooo:rsid="4dd98985"/>
    </style:style>
    <style:style style:name="T36" style:family="text">
      <style:text-properties style:font-name="標楷體1" officeooo:rsid="1f6c9a7b"/>
    </style:style>
    <style:style style:name="T37" style:family="text">
      <style:text-properties style:font-name="標楷體1" officeooo:rsid="1f6e1a72"/>
    </style:style>
    <style:style style:name="T38" style:family="text">
      <style:text-properties style:font-name="標楷體1" officeooo:rsid="4efc9b5e"/>
    </style:style>
    <style:style style:name="T39" style:family="text">
      <style:text-properties style:font-name="標楷體1" officeooo:rsid="3564b534"/>
    </style:style>
    <style:style style:name="T40" style:family="text">
      <style:text-properties style:font-name="標楷體1" officeooo:rsid="4f6b9636"/>
    </style:style>
    <style:style style:name="T41" style:family="text">
      <style:text-properties style:font-name="標楷體1" officeooo:rsid="4f6aab2b"/>
    </style:style>
    <style:style style:name="T42" style:family="text">
      <style:text-properties officeooo:rsid="3564b534"/>
    </style:style>
    <style:style style:name="T43" style:family="text">
      <style:text-properties officeooo:rsid="4c432f7f"/>
    </style:style>
    <style:style style:name="T44" style:family="text">
      <style:text-properties officeooo:rsid="4f83aa6b"/>
    </style:style>
    <style:style style:name="T45" style:family="text">
      <style:text-properties officeooo:rsid="2f7a955a"/>
    </style:style>
    <style:style style:name="T46" style:family="text">
      <style:text-properties fo:color="#010101"/>
    </style:style>
    <style:style style:name="T47" style:family="text">
      <style:text-properties fo:color="#010101" style:font-name="標楷體1"/>
    </style:style>
    <style:style style:name="T48" style:family="text">
      <style:text-properties fo:color="#010101" style:font-name="標楷體1" fo:font-size="6pt" style:font-size-asian="6pt" style:font-size-complex="6pt"/>
    </style:style>
    <style:style style:name="T49" style:family="text">
      <style:text-properties fo:color="#010101" style:font-name="標楷體1" fo:font-size="6pt" officeooo:rsid="4e367767" style:font-size-asian="6pt" style:font-size-complex="6pt"/>
    </style:style>
    <style:style style:name="T50" style:family="text">
      <style:text-properties fo:color="#010101" style:font-name="標楷體1" fo:font-size="8pt" style:font-size-asian="8pt" style:font-size-complex="8pt"/>
    </style:style>
    <style:style style:name="T51" style:family="text">
      <style:text-properties fo:color="#010101" style:font-name="標楷體1" fo:font-size="8pt" officeooo:rsid="4ccb1fa0" style:font-size-asian="8pt" style:font-size-complex="8pt"/>
    </style:style>
    <style:style style:name="T52" style:family="text">
      <style:text-properties fo:color="#010101" style:font-name="標楷體1" fo:font-size="8pt" officeooo:rsid="4ccb1fa0" style:font-size-asian="8pt" style:font-name-complex="Liberation Serif1" style:font-size-complex="8pt"/>
    </style:style>
    <style:style style:name="T53" style:family="text">
      <style:text-properties fo:color="#010101" style:font-name="標楷體1" fo:font-size="16pt" officeooo:rsid="3248dfa0" style:font-size-asian="16pt" style:font-size-complex="16pt"/>
    </style:style>
    <style:style style:name="T54" style:family="text">
      <style:text-properties fo:color="#010101" style:font-name="標楷體1" fo:font-size="16pt" style:text-underline-style="solid" style:text-underline-width="auto" style:text-underline-color="font-color" officeooo:rsid="0a7edee9" style:font-size-asian="16pt" style:font-size-complex="16pt"/>
    </style:style>
    <style:style style:name="T55" style:family="text">
      <style:text-properties fo:color="#010101" style:font-name="標楷體1" fo:font-size="16pt" style:text-underline-style="solid" style:text-underline-width="auto" style:text-underline-color="font-color" officeooo:rsid="30905997" style:font-size-asian="16pt" style:font-size-complex="16pt"/>
    </style:style>
    <style:style style:name="T56" style:family="text">
      <style:text-properties fo:color="#010101" style:font-name="標楷體1" fo:font-size="7pt" style:font-size-asian="7pt" style:font-size-complex="7pt"/>
    </style:style>
    <style:style style:name="T57" style:family="text">
      <style:text-properties fo:color="#010101" style:font-name="標楷體1" fo:font-size="7pt" officeooo:rsid="4db98c59" style:font-size-asian="7pt" style:font-size-complex="7pt"/>
    </style:style>
    <style:style style:name="T58" style:family="text">
      <style:text-properties fo:color="#010101" style:font-name="標楷體1" style:text-underline-style="solid" style:text-underline-width="auto" style:text-underline-color="font-color" officeooo:rsid="0a7edee9"/>
    </style:style>
    <style:style style:name="T59" style:family="text">
      <style:text-properties fo:color="#010101" style:font-name="標楷體1" style:text-underline-style="solid" style:text-underline-width="auto" style:text-underline-color="font-color" officeooo:rsid="30905997"/>
    </style:style>
    <style:style style:name="T60" style:family="text">
      <style:text-properties fo:color="#010101" style:font-name="標楷體1" officeooo:rsid="4ccbc4a9"/>
    </style:style>
    <style:style style:name="T61" style:family="text">
      <style:text-properties fo:color="#010101" style:font-name="標楷體1" officeooo:rsid="4ccc1d2b"/>
    </style:style>
    <style:style style:name="T62" style:family="text">
      <style:text-properties fo:color="#010101" officeooo:rsid="4372f851"/>
    </style:style>
    <style:style style:name="T63" style:family="text">
      <style:text-properties fo:color="#010101" fo:font-size="6pt" style:font-size-asian="6pt" style:font-size-complex="6pt"/>
    </style:style>
    <style:style style:name="T64" style:family="text">
      <style:text-properties fo:color="#010101" style:font-name="標楷體" officeooo:rsid="42c34556" style:font-name-asian="標楷體"/>
    </style:style>
    <style:style style:name="T65" style:family="text">
      <style:text-properties fo:color="#010101" style:font-name="標楷體" fo:font-size="16pt" officeooo:rsid="42c34556" style:font-name-asian="標楷體" style:font-size-asian="16pt" style:font-size-complex="16pt"/>
    </style:style>
    <style:style style:name="T66" style:family="text">
      <style:text-properties fo:color="#010101" fo:font-size="11pt" style:font-size-asian="11pt" style:font-size-complex="11pt"/>
    </style:style>
    <style:style style:name="T67" style:family="text">
      <style:text-properties fo:color="#010101" fo:font-size="11pt" officeooo:rsid="1e4355e2" style:font-size-asian="11pt" style:font-size-complex="11pt"/>
    </style:style>
    <style:style style:name="T68" style:family="text">
      <style:text-properties fo:color="#010101" fo:font-size="8pt" style:font-size-asian="8pt" style:font-size-complex="8pt"/>
    </style:style>
    <style:style style:name="T69" style:family="text">
      <style:text-properties fo:color="#010101" fo:font-size="7pt" style:font-size-asian="7pt" style:font-size-complex="7pt"/>
    </style:style>
    <style:style style:name="T70" style:family="text">
      <style:text-properties fo:color="#010101" fo:font-size="16pt" style:font-size-asian="16pt" style:font-size-complex="16pt"/>
    </style:style>
    <style:style style:name="T71" style:family="text">
      <style:text-properties fo:color="#010101" fo:font-size="16pt" officeooo:rsid="42b62e9a" style:font-size-asian="16pt" style:font-size-complex="16pt"/>
    </style:style>
    <style:style style:name="T72" style:family="text">
      <style:text-properties fo:color="#010101" fo:font-size="16pt" officeooo:rsid="4372f851" style:font-size-asian="16pt" style:font-size-complex="16pt"/>
    </style:style>
    <style:style style:name="T73" style:family="text">
      <style:text-properties fo:color="#010101" fo:font-size="16pt" officeooo:rsid="39539246" style:font-size-asian="16pt" style:font-size-complex="16pt"/>
    </style:style>
    <style:style style:name="T74" style:family="text">
      <style:text-properties fo:color="#010101" officeooo:rsid="42b62e9a"/>
    </style:style>
    <style:style style:name="T75" style:family="text">
      <style:text-properties fo:color="#010101" officeooo:rsid="4b9e2b01"/>
    </style:style>
    <style:style style:name="T76" style:family="text">
      <style:text-properties fo:color="#010101" officeooo:rsid="39539246"/>
    </style:style>
    <style:style style:name="T77" style:family="text">
      <style:text-properties officeooo:rsid="1e28fd16"/>
    </style:style>
    <style:style style:name="T78" style:family="text">
      <style:text-properties officeooo:rsid="42b62e9a"/>
    </style:style>
    <style:style style:name="T79" style:family="text">
      <style:text-properties fo:color="#1c1c1c" style:font-name="標楷體1" officeooo:rsid="08476271"/>
    </style:style>
    <style:style style:name="T80" style:family="text">
      <style:text-properties style:font-name="Arial1" officeooo:rsid="4372f851" style:font-name-asian="Arial1"/>
    </style:style>
    <style:style style:name="T81" style:family="text">
      <style:text-properties style:font-name="標楷體" officeooo:rsid="42c34556" style:font-name-asian="標楷體"/>
    </style:style>
    <style:style style:name="T82" style:family="text">
      <style:text-properties officeooo:rsid="39539246"/>
    </style:style>
    <style:style style:name="T83" style:family="text">
      <style:text-properties officeooo:rsid="24ffe503"/>
    </style:style>
    <style:style style:name="T84" style:family="text">
      <style:text-properties officeooo:rsid="3093c665"/>
    </style:style>
    <style:style style:name="T85" style:family="text">
      <style:text-properties officeooo:rsid="4c43b58b"/>
    </style:style>
    <style:style style:name="T86" style:family="text">
      <style:text-properties officeooo:rsid="48782837"/>
    </style:style>
    <style:style style:name="T87" style:family="text">
      <style:text-properties officeooo:rsid="4db5ad5d"/>
    </style:style>
    <style:style style:name="T88" style:family="text">
      <style:text-properties officeooo:rsid="4e621ab7"/>
    </style:style>
    <style:style style:name="T89" style:family="text">
      <style:text-properties officeooo:rsid="4dd98985"/>
    </style:style>
    <style:style style:name="T90" style:family="text">
      <style:text-properties officeooo:rsid="4dd0ee43"/>
    </style:style>
    <style:style style:name="T91" style:family="text">
      <style:text-properties officeooo:rsid="4ea0a687"/>
    </style:style>
    <style:style style:name="T92" style:family="text">
      <style:text-properties officeooo:rsid="4f717837"/>
    </style:style>
    <style:style style:name="T93" style:family="text">
      <style:text-properties officeooo:rsid="4f72d752"/>
    </style:style>
    <style:style style:name="T94" style:family="text">
      <style:text-properties officeooo:rsid="4f7450c7"/>
    </style:style>
    <style:style style:name="T95" style:family="text">
      <style:text-properties officeooo:rsid="350183a6"/>
    </style:style>
    <style:style style:name="T96" style:family="text">
      <style:text-properties officeooo:rsid="4efc9b5e"/>
    </style:style>
    <style:style style:name="T97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98" style:family="text">
      <style:text-properties officeooo:rsid="352e8a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1773345835" text:style-name="L1">
        <text:list-item>
          <text:p text:style-name="P3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4"><text:span text:style-name="T78">真實世界</text:span><text:span text:style-name="T20">。</text:span><text:span text:style-name="T74">（真實</text:span><text:span text:style-name="T75">世界</text:span><text:span text:style-name="T62"> 的 </text:span><text:span text:style-name="T64">相關</text:span><text:span text:style-name="T76">描述 在 </text:span><text:span text:style-name="T58">_</text:span><text:span text:style-name="T76"> 文件群的 </text:span><text:span text:style-name="T59">投影世界觀</text:span><text:span text:style-name="T74">）</text:span></text:p>
              <text:list>
                <text:list-item>
                  <text:p text:style-name="P4"><text:span text:style-name="T79">本</text:span><text:span text:style-name="T20">存在型</text:span><text:span text:style-name="T78">真實世界</text:span><text:span text:style-name="T20">。</text:span></text:p>
                  <text:list>
                    <text:list-item>
                      <text:p text:style-name="P4"><text:span text:style-name="T79">本</text:span><text:span text:style-name="T20">路徑型真實世界。</text:span></text:p>
                      <text:list>
                        <text:list-item>
                          <text:p text:style-name="P4"><text:span text:style-name="T79">本</text:span><text:span text:style-name="T20">資料型真實世界。</text:span></text:p>
                          <text:list>
                            <text:list-item>
                              <text:p text:style-name="P4"><text:span text:style-name="T79">本</text:span><text:span text:style-name="T20">宇宙胞。</text:span></text:p>
                              <text:list>
                                <text:list-item>
                                  <text:p text:style-name="P4"><text:span text:style-name="T20">肉質層</text:span><text:span text:style-name="T18">個體、第</text:span><text:span text:style-name="T21">0層級型態個體</text:span><text:span text:style-name="T18">。</text:span></text:p>
                                  <text:list>
                                    <text:list-item>
                                      <text:p text:style-name="P4"><text:span text:style-name="T18">人類</text:span>文明<text:span text:style-name="T18">。</text:span></text:p>
                                      <text:list>
                                        <text:list-item>
                                          <text:p text:style-name="P4"><text:span text:style-name="T18">未來的 一般人類個體、</text:span>超能力<text:span text:style-name="T18">人類個體</text:span>。</text:p>
                                        </text:list-item>
                                        <text:list-item>
                                          <text:p text:style-name="P4">當下的<text:span text:style-name="T18"> 一般人類個體、</text:span>超能力<text:span text:style-name="T18">人類個體</text:span>。</text:p>
                                          <text:list>
                                            <text:list-item>
                                              <text:p text:style-name="P4">明顯例子，當下的<text:span text:style-name="T18"> 官方</text:span>組織的<text:span text:style-name="T18"> </text:span><text:span text:style-name="T83">軍人、警察、官員、</text:span><text:span text:style-name="T18">公務員、特務</text:span>。</text:p>
                                            </text:list-item>
                                            <text:list-item>
                                              <text:p text:style-name="P4">明顯例子，當下的<text:span text:style-name="T18"> 民間</text:span>的<text:span text:style-name="T18"> 民間組織、秘密組織、秘密社團、望族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">過去的<text:span text:style-name="T18"> </text:span>超能力<text:span text:style-name="T18">人類個體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">人外文明。</text:p>
                                    </text:list-item>
                                  </text:list>
                                </text:list-item>
                                <text:list-item>
                                  <text:p text:style-name="P4"><text:span text:style-name="T20">意識層</text:span><text:span text:style-name="T18">個體、第</text:span><text:span text:style-name="T21">1層級型態個體</text:span>。</text:p>
                                </text:list-item>
                                <text:list-item>
                                  <text:p text:style-name="P4"><text:span text:style-name="T22">其他層級型態個體</text:span>。</text:p>
                                </text:list-item>
                              </text:list>
                            </text:list-item>
                            <text:list-item>
                              <text:p text:style-name="P42">其他宇宙胞。</text:p>
                            </text:list-item>
                            <text:list-item>
                              <text:p text:style-name="P4"><text:span text:style-name="T23">超空間、異次元</text:span><text:span text:style-name="T20">。</text:span><text:span text:style-name="T71">（</text:span><text:span text:style-name="T53">超空間、異次元</text:span><text:span text:style-name="T72"> 的 </text:span><text:span text:style-name="T65">相關</text:span><text:span text:style-name="T73">描述 在 </text:span><text:span text:style-name="T54">能量、儲量</text:span><text:span text:style-name="T73"> 文件群的 </text:span><text:span text:style-name="T55">重力波</text:span><text:span text:style-name="T71">）</text:span></text:p>
                            </text:list-item>
                          </text:list>
                        </text:list-item>
                        <text:list-item>
                          <text:p text:style-name="P5">其他資料型真實世界。</text:p>
                        </text:list-item>
                        <text:list-item>
                          <text:p text:style-name="P5">其他資料型態型真實世界。<text:span text:style-name="T46">（明顯例子，資料流型真實世界）</text:span></text:p>
                        </text:list-item>
                      </text:list>
                    </text:list-item>
                    <text:list-item>
                      <text:p text:style-name="P5">其他路徑型真實世界。<text:span text:style-name="T46">（</text:span><text:span text:style-name="T47">路徑 微分</text:span><text:span text:style-name="T60">1次 = 速度</text:span><text:span text:style-name="T46">）（</text:span><text:span text:style-name="T47">路徑 微分</text:span><text:span text:style-name="T61">2</text:span><text:span text:style-name="T60">次 = 加速度</text:span><text:span text:style-name="T46">）</text:span></text:p>
                    </text:list-item>
                    <text:list-item>
                      <text:p text:style-name="P5">路徑微積分<text:span text:style-name="T24">a次</text:span><text:span text:style-name="T4">型真實世界</text:span>。<text:span text:style-name="T50">（</text:span><text:span text:style-name="T52">∞</text:span><text:span text:style-name="T51"> &gt; a &gt; -</text:span><text:span text:style-name="T52">∞</text:span><text:span text:style-name="T50">）（其他路徑微分1次型真實世界、其他路徑積分1次型真實世界、其他路徑不可微分型真實世界</text:span><text:span text:style-name="T68">）</text:span></text:p>
                    </text:list-item>
                  </text:list>
                </text:list-item>
                <text:list-item>
                  <text:p text:style-name="P5">其他存在型真實世界。</text:p>
                </text:list-item>
                <text:list-item>
                  <text:p text:style-name="P5"><text:span text:style-name="T84">其他</text:span><text:span text:style-name="T20">型</text:span><text:span text:style-name="T84">真實世界</text:span>。</text:p>
                </text:list-item>
              </text:list>
            </text:list-item>
            <text:list-item>
              <text:p text:style-name="P5">假定，<text:span text:style-name="T85">（正在、試圖）監視、控制 的 </text:span>機率、強度 從高到低 排序。</text:p>
              <text:list>
                <text:list-item>
                  <text:p text:style-name="P5"><text:span text:style-name="T86">人外文明、</text:span><text:span text:style-name="T20">意識層</text:span><text:span text:style-name="T18">個體、</text:span><text:span text:style-name="T22">其他層級型態個體</text:span><text:span text:style-name="T18">。</text:span></text:p>
                </text:list-item>
                <text:list-item>
                  <text:p text:style-name="P5"><text:span text:style-name="T86">當下的超能力</text:span><text:span text:style-name="T18">人類個體、</text:span><text:span text:style-name="T86">當下的</text:span><text:span text:style-name="T18">一般人類個體</text:span>。</text:p>
                </text:list-item>
                <text:list-item>
                  <text:p text:style-name="P5"><text:span text:style-name="T18">未來的</text:span><text:span text:style-name="T86">超能力</text:span><text:span text:style-name="T18">人類個體、未來的一般人類個體、</text:span><text:span text:style-name="T86">過去的超能力</text:span><text:span text:style-name="T18">人類個體</text:span>。</text:p>
                </text:list-item>
                <text:list-item>
                  <text:p text:style-name="P5"><text:span text:style-name="T23">其他宇宙胞</text:span>。</text:p>
                </text:list-item>
                <text:list-item>
                  <text:p text:style-name="P5"><text:span text:style-name="T23">超空間、異次元</text:span>。</text:p>
                </text:list-item>
                <text:list-item>
                  <text:p text:style-name="P5">其他資料型真實世界。</text:p>
                </text:list-item>
                <text:list-item>
                  <text:p text:style-name="P5">其他資料型態型真實世界。</text:p>
                </text:list-item>
                <text:list-item>
                  <text:p text:style-name="P5">其他路徑型真實世界。</text:p>
                </text:list-item>
                <text:list-item>
                  <text:p text:style-name="P5">路徑微積分<text:span text:style-name="T25">a次</text:span><text:span text:style-name="T4">型真實世界</text:span>。</text:p>
                </text:list-item>
                <text:list-item>
                  <text:p text:style-name="P5">其他存在型真實世界。</text:p>
                </text:list-item>
                <text:list-item>
                  <text:p text:style-name="P5"><text:span text:style-name="T84">其他</text:span><text:span text:style-name="T20">型</text:span><text:span text:style-name="T84">真實世界</text:span>。</text:p>
                </text:list-item>
              </text:list>
            </text:list-item>
            <text:list-item>
              <text:p text:style-name="P43">明顯例子。</text:p>
              <text:list>
                <text:list-item>
                  <text:p text:style-name="P43">假定，<text:span text:style-name="T78">真實世界</text:span><text:span text:style-name="T19"> 蘊含</text:span><text:span text:style-name="T78"> </text:span><text:span text:style-name="T20">本存在型</text:span><text:span text:style-name="T78">真實世界</text:span><text:span text:style-name="T19"> </text:span><text:span text:style-name="T78">蘊含 </text:span><text:span text:style-name="T20">本路徑型真實世界 蘊含 本資料型真實世界。</text:span></text:p>
                </text:list-item>
                <text:list-item>
                  <text:p text:style-name="P43">假定，<text:span text:style-name="T20">本資料型真實世界</text:span><text:span text:style-name="T19"> 蘊含 &lt;?</text:span><text:span text:style-name="T26">[]</text:span><text:span text:style-name="T19">&gt;個體</text:span><text:span text:style-name="T20"> 蘊含 &lt;?</text:span><text:span text:style-name="T27">n&gt;個體 蘊含 第一個&lt;?n-</text:span><text:span text:style-name="T28">1</text:span><text:span text:style-name="T27">&gt;個體。</text:span></text:p>
                </text:list-item>
                <text:list-item>
                  <text:p text:style-name="P43">假定，<text:span text:style-name="T27">第一個&lt;?n-</text:span><text:span text:style-name="T28">1</text:span><text:span text:style-name="T27">&gt;個體 包覆 第二個&lt;?</text:span><text:span text:style-name="T28">n-1&gt;個體 蘊含</text:span><text:span text:style-name="T27"> 第一個&lt;?n-</text:span><text:span text:style-name="T29">2</text:span><text:span text:style-name="T27">&gt;RGB型個體。</text:span></text:p>
                </text:list-item>
                <text:list-item>
                  <text:p text:style-name="P43">假定，<text:span text:style-name="T27">第一個&lt;?n-</text:span><text:span text:style-name="T29">2</text:span><text:span text:style-name="T27">&gt;RGB型個體 包覆 第二個&lt;?n-</text:span><text:span text:style-name="T29">2</text:span><text:span text:style-name="T27">&gt;RGB型個體</text:span><text:span text:style-name="T20"> 蘊含 </text:span><text:span text:style-name="T30">&lt;?</text:span><text:span text:style-name="T31">4</text:span><text:span text:style-name="T32">&gt;個體。</text:span></text:p>
                </text:list-item>
                <text:list-item>
                  <text:p text:style-name="P43">假定，<text:span text:style-name="T30">&lt;?</text:span><text:span text:style-name="T31">4</text:span><text:span text:style-name="T32">&gt;個體</text:span><text:span text:style-name="T20"> 包覆 </text:span><text:span text:style-name="T27">&lt;?</text:span><text:span text:style-name="T31">4</text:span><text:span text:style-name="T27">&gt;紅色值型個體 </text:span><text:span text:style-name="T33">蘊含 </text:span><text:span text:style-name="T20">本宇宙胞 </text:span><text:span text:style-name="T32">蘊含</text:span><text:span text:style-name="T20"> 肉質層</text:span><text:span text:style-name="T18">個體 蘊含 人類文明</text:span>。</text:p>
                </text:list-item>
              </text:list>
            </text:list-item>
          </text:list>
        </text:list-item>
        <text:list-item>
          <text:p text:style-name="P5"><text:bookmark-start text:name="晶體"/>晶體<text:bookmark-end text:name="晶體"/></text:p>
          <text:list>
            <text:list-item>
              <text:p text:style-name="P5">明顯例子，假定，某一特定光 打進、進入 某一特定晶體。<text:span text:style-name="T69">（明顯例子，假定，某</text:span><text:span text:style-name="T56">一特定&lt;?</text:span><text:span text:style-name="T57">a&gt;個體 打進、進入 某一特定&lt;?b&gt;個體）（b &gt; a</text:span><text:span text:style-name="T69">）</text:span></text:p>
              <text:list>
                <text:list-item>
                  <text:p text:style-name="P5">該晶體 蘊含 該光。</text:p>
                  <text:list>
                    <text:list-item>
                      <text:p text:style-name="P5">該晶體 的 明顯例子，三稜鏡。<text:span text:style-name="T66">（晶體 的 明顯例子，固態型晶體、液態型晶體、氣態型晶體、</text:span><text:span text:style-name="T67">等離子</text:span><text:span text:style-name="T66">態型晶體）</text:span></text:p>
                    </text:list-item>
                    <text:list-item>
                      <text:p text:style-name="P5">該晶體的 材質 的 明顯例子，塑膠、水、空氣、電漿。<text:span text:style-name="T46">（製成的 晶體）</text:span></text:p>
                    </text:list-item>
                  </text:list>
                </text:list-item>
                <text:list-item>
                  <text:p text:style-name="P5">該光 在 該晶體，分光、折射、<text:span text:style-name="T87">反射、</text:span>漫射、散射、集射。</text:p>
                  <text:list>
                    <text:list-item>
                      <text:p text:style-name="P5">散射 的 抽象例子，散光、凸透鏡。</text:p>
                    </text:list-item>
                    <text:list-item>
                      <text:p text:style-name="P5">集射 的 抽象例子，對焦、凹透鏡。</text:p>
                    </text:list-item>
                  </text:list>
                </text:list-item>
                <text:list-item>
                  <text:p text:style-name="P5">該光 在 該晶體，共振。</text:p>
                  <text:list>
                    <text:list-item>
                      <text:p text:style-name="P5">共振 的 明顯例子，破壞型共振、建設型共振。</text:p>
                    </text:list-item>
                  </text:list>
                </text:list-item>
                <text:list-item>
                  <text:p text:style-name="P5">明顯例子，該光 在 該晶體，分光 →<text:span text:style-name="T87"> 折射、反射、漫射、散射 → 集射 → 破壞型共振</text:span>。</text:p>
                  <text:list>
                    <text:list-item>
                      <text:p text:style-name="P5">抽象例子，主動式降噪耳機。</text:p>
                      <text:list>
                        <text:list-item>
                          <text:p text:style-name="P5">抽象例子，主動式、被動式 零摩擦力、無摩擦力 個體。<text:span text:style-name="T48">（主動式、被動式 破壞性共振、破壞性干涉 &lt;?</text:span><text:span text:style-name="T49">a&gt;個體（的 &lt;?b&gt;個體）。b &gt; a</text:span><text:span text:style-name="T63">）</text:span></text:p>
                          <text:list>
                            <text:list-item>
                              <text:p text:style-name="P5">抽象例子，假定，某一特定個體 放在 某一特定牙刷 之上。</text:p>
                              <text:list>
                                <text:list-item>
                                  <text:p text:style-name="P5">假定，該牙刷 移動、運動。</text:p>
                                </text:list-item>
                                <text:list-item>
                                  <text:p text:style-name="P5">該個體 對 該牙刷，（被動）施加 某一特定 外力、反向力、摩擦力。</text:p>
                                  <text:list>
                                    <text:list-item>
                                      <text:p text:style-name="P5">該個體（被動）施加 該外力，（試圖）阻止 該牙刷 移動、運動。</text:p>
                                    </text:list-item>
                                    <text:list-item>
                                      <text:p text:style-name="P5">該個體（被動）施加 該外力，（試圖）推動 該牙刷的 某一特定刷毛。</text:p>
                                    </text:list-item>
                                  </text:list>
                                </text:list-item>
                                <text:list-item>
                                  <text:p text:style-name="P5">假定，該刷毛（本身、連接的刷柄部位）以 某一特定內力 推動 該刷毛。</text:p>
                                </text:list-item>
                                <text:list-item>
                                  <text:p text:style-name="P5">假定，該外力、該內力 大小相同、方向相反。</text:p>
                                </text:list-item>
                                <text:list-item>
                                  <text:p text:style-name="P5">該外力、該內力 破壞性共振、破壞性干涉。</text:p>
                                  <text:list>
                                    <text:list-item>
                                      <text:p text:style-name="P5">合力 為 零。</text:p>
                                    </text:list-item>
                                  </text:list>
                                </text:list-item>
                                <text:list-item>
                                  <text:p text:style-name="P5">該個體 沒有（因為 該牙刷的 移動、運動，而）移動、運動。</text:p>
                                </text:list-item>
                                <text:list-item>
                                  <text:p text:style-name="P5">該刷毛 沒有（因為 該個體、該外力 的 存在、變化，而）移動、運動。</text:p>
                                  <text:list>
                                    <text:list-item>
                                      <text:p text:style-name="P5">該個體、該外力 沒有、無法 推動 該刷毛。</text:p>
                                    </text:list-item>
                                  </text:list>
                                </text:list-item>
                                <text:list-item>
                                  <text:p text:style-name="P5">該牙刷 移動、運動。</text:p>
                                  <text:list>
                                    <text:list-item>
                                      <text:p text:style-name="P5">該個體、該外力 沒有、無法 阻止 該牙刷的 移動、運動。</text:p>
                                    </text:list-item>
                                  </text:list>
                                </text:list-item>
                                <text:list-item>
                                  <text:p text:style-name="P5">該牙刷、該刷毛 沒有 遭遇到、感受到 阻力、反向力、摩擦力。</text:p>
                                </text:list-item>
                                <text:list-item>
                                  <text:p text:style-name="P5">該牙刷 有機率認定，自己、該個體 零摩擦力、無摩擦力、沒有摩擦力。</text:p>
                                </text:list-item>
                                <text:list-item>
                                  <text:p text:style-name="P5">該個體 有機率認定，自己、該牙刷 零摩擦力、無摩擦力、沒有摩擦力。</text:p>
                                </text:list-item>
                                <text:list-item>
                                  <text:p text:style-name="P5"><text:span text:style-name="T78">該牙刷 </text:span><text:span text:style-name="T80">↔</text:span><text:span text:style-name="T78"> </text:span>載具、飛行器。</text:p>
                                  <text:list>
                                    <text:list-item>
                                      <text:p text:style-name="P5">該刷毛<text:span text:style-name="T78"> </text:span><text:span text:style-name="T80">↔</text:span><text:span text:style-name="T78"> </text:span>載具、飛行器 的 外殼區。</text:p>
                                    </text:list-item>
                                    <text:list-item>
                                      <text:p text:style-name="P5">該個體<text:span text:style-name="T78"> </text:span><text:span text:style-name="T80">↔</text:span><text:span text:style-name="T78"> 土壤、水、空氣、電漿、</text:span>載具和飛行器的外在環境。</text:p>
                                    </text:list-item>
                                    <text:list-item>
                                      <text:p text:style-name="P5">該外力<text:span text:style-name="T78"> </text:span><text:span text:style-name="T80">↔</text:span><text:span text:style-name="T78"> 土壤、水、空氣、電漿、</text:span>載具和飛行器的外在環境 的 阻力。</text:p>
                                    </text:list-item>
                                    <text:list-item>
                                      <text:p text:style-name="P5">該內力<text:span text:style-name="T78"> </text:span><text:span text:style-name="T80">↔</text:span><text:span text:style-name="T78"> </text:span>載具、飛行器 施加的 反向力。<text:span text:style-name="T46">（反向於 該外力，的 力）</text:span></text:p>
                                      <text:list>
                                        <text:list-item>
                                          <text:p text:style-name="P5">該內力<text:span text:style-name="T78"> </text:span><text:span text:style-name="T80">↔</text:span><text:span text:style-name="T78"> </text:span>載具、飛行器 的 外殼的 材料特性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">該外力、該內力 破壞性共振<text:span text:style-name="T78"> </text:span><text:span text:style-name="T80">↔</text:span><text:span text:style-name="T78"> </text:span>阻力、反向力 破壞性共振。</text:p>
                                    </text:list-item>
                                  </text:list>
                                </text:list-item>
                                <text:list-item>
                                  <text:p text:style-name="P5"><text:span text:style-name="T78">該牙刷 </text:span><text:span text:style-name="T80">↔</text:span><text:span text:style-name="T78"> </text:span>載具、飛行器。</text:p>
                                  <text:list>
                                    <text:list-item>
                                      <text:p text:style-name="P5">該刷毛<text:span text:style-name="T78"> </text:span><text:span text:style-name="T80">↔</text:span><text:span text:style-name="T78"> </text:span>載具、飛行器 的 外殼區。</text:p>
                                    </text:list-item>
                                    <text:list-item>
                                      <text:p text:style-name="P5">該個體<text:span text:style-name="T78"> </text:span><text:span text:style-name="T80">↔</text:span><text:span text:style-name="T78"> </text:span>載具、飛行器 的 外在環境。</text:p>
                                    </text:list-item>
                                    <text:list-item>
                                      <text:p text:style-name="P5">該外力<text:span text:style-name="T78"> </text:span><text:span text:style-name="T80">↔</text:span><text:span text:style-name="T78"> </text:span>外在環境 照射到 載具和飛行器的（某一特定外）光。</text:p>
                                    </text:list-item>
                                    <text:list-item>
                                      <text:p text:style-name="P5">該內力<text:span text:style-name="T78"> </text:span><text:span text:style-name="T80">↔</text:span><text:span text:style-name="T78"> </text:span>載具、飛行器 施加的 反向光、某一特定內光。</text:p>
                                      <text:list>
                                        <text:list-item>
                                          <text:p text:style-name="P5">明顯例子，假定，某一特定外光 照射到 載具、飛行器。</text:p>
                                          <text:list>
                                            <text:list-item>
                                              <text:p text:style-name="P5">假定，載具、飛行器 用 <text:span text:style-name="T88">某一特定內光 照射。</text:span></text:p>
                                            </text:list-item>
                                            <text:list-item>
                                              <text:p text:style-name="P5">假定，該外光、該內光 振幅相反。</text:p>
                                            </text:list-item>
                                            <text:list-item>
                                              <text:p text:style-name="P5">該外光、該內光 破壞型共振、破壞型干涉。</text:p>
                                            </text:list-item>
                                            <text:list-item>
                                              <text:p text:style-name="P5">該外光、該內光 的 合光 為 零。</text:p>
                                            </text:list-item>
                                            <text:list-item>
                                              <text:p text:style-name="P5">其他個體 看不到 合光的 波動、振幅、移動。</text:p>
                                            </text:list-item>
                                            <text:list-item>
                                              <text:p text:style-name="P5">其他個體 有機率認定，載具、飛行器 是 黑色。<text:span text:style-name="T70">、某一特定假想色</text:span></text:p>
                                            </text:list-item>
                                            <text:list-item>
                                              <text:p text:style-name="P5">其他個體的 雷達 有機率認定，載具、飛行器 不存在、位置不明。</text:p>
                                            </text:list-item>
                                            <text:list-item>
                                              <text:p text:style-name="P5">其他個體 有機率認定，載具、飛行器 是 隱形載具、隱形飛行器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">該內力<text:span text:style-name="T78"> </text:span><text:span text:style-name="T80">↔</text:span><text:span text:style-name="T78"> </text:span>載具、飛行器 的 外殼的 材料特性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">該外力、該內力 破壞性共振<text:span text:style-name="T78"> </text:span><text:span text:style-name="T80">↔</text:span><text:span text:style-name="T78"> 該外光、該內光</text:span> 破壞性共振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明顯例子，該光 在 該晶體，分光 →<text:span text:style-name="T87"> 折射、反射、漫射、散射 → 集射 → 建設型共振。</text:span></text:p>
                  <text:list>
                    <text:list-item>
                      <text:p text:style-name="P5">抽象例子，雷射。</text:p>
                    </text:list-item>
                  </text:list>
                </text:list-item>
              </text:list>
            </text:list-item>
            <text:list-item>
              <text:p text:style-name="P5">明顯例子，假定，某一特定光 從 某一特定空氣 打進、進入 某一特定晶體。</text:p>
              <text:list>
                <text:list-item>
                  <text:p text:style-name="P5">假定，該空氣的 密度 是 某一特定空氣密度。</text:p>
                </text:list-item>
                <text:list-item>
                  <text:p text:style-name="P5">假定，該晶體的 密度 是 某一特定晶體密度。</text:p>
                </text:list-item>
                <text:list-item>
                  <text:p text:style-name="P5">假定，該空氣密度 &gt; 該晶體密度。</text:p>
                  <text:list>
                    <text:list-item>
                      <text:p text:style-name="P5">該光 紅移、頻率變低。</text:p>
                      <text:list>
                        <text:list-item>
                          <text:p text:style-name="P5">頻率 是（頻率、振幅、速度 的）頻率。</text:p>
                          <text:list>
                            <text:list-item>
                              <text:p text:style-name="P5">速度 是 移動速度。</text:p>
                            </text:list-item>
                            <text:list-item>
                              <text:p text:style-name="P5">（該光 的）頻率、振幅、速度 宗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假定，某一特定個體 在 該空氣，看到 該光 是 綠光。</text:p>
                    </text:list-item>
                    <text:list-item>
                      <text:p text:style-name="P5">該個體 在 該晶體，有機率看到 該光 是 紅光。</text:p>
                    </text:list-item>
                  </text:list>
                </text:list-item>
                <text:list-item>
                  <text:p text:style-name="P5">假定，該空氣密度 = 該經體密度。</text:p>
                  <text:list>
                    <text:list-item>
                      <text:p text:style-name="P5">該光 頻率不變。</text:p>
                    </text:list-item>
                    <text:list-item>
                      <text:p text:style-name="P5">假定，某一特定個體 在 該空氣，看到 該光 是 綠光。</text:p>
                    </text:list-item>
                    <text:list-item>
                      <text:p text:style-name="P5">該個體 在 該晶體，有機率看到 該光 是 綠光。</text:p>
                    </text:list-item>
                  </text:list>
                </text:list-item>
                <text:list-item>
                  <text:p text:style-name="P5">假定，該空氣密度 &lt; 該晶體密度。</text:p>
                  <text:list>
                    <text:list-item>
                      <text:p text:style-name="P5">該光 紫移、頻率變高。</text:p>
                    </text:list-item>
                    <text:list-item>
                      <text:p text:style-name="P5">假定，某一特定個體 在 該空氣，看到 該光 是 綠光。</text:p>
                    </text:list-item>
                    <text:list-item>
                      <text:p text:style-name="P5">該個體 在 該晶體，有機率看到 該光 是 紫光。</text:p>
                    </text:list-item>
                  </text:list>
                </text:list-item>
                <text:list-item>
                  <text:p text:style-name="P5">該空氣<text:span text:style-name="T78"> </text:span><text:span text:style-name="T80">↔</text:span><text:span text:style-name="T78"> 第一個空間個體</text:span>。</text:p>
                  <text:list>
                    <text:list-item>
                      <text:p text:style-name="P5">該空氣密度<text:span text:style-name="T78"> </text:span><text:span text:style-name="T80">↔</text:span><text:span text:style-name="T78"> 第一個空間的 空間節點密度</text:span>。</text:p>
                    </text:list-item>
                    <text:list-item>
                      <text:p text:style-name="P5">該晶體<text:span text:style-name="T78"> </text:span><text:span text:style-name="T80">↔</text:span><text:span text:style-name="T78"> 第二個空間個體</text:span>。</text:p>
                    </text:list-item>
                    <text:list-item>
                      <text:p text:style-name="P5">該晶體密度<text:span text:style-name="T78"> </text:span><text:span text:style-name="T80">↔</text:span><text:span text:style-name="T78"> 第二個空間個體的 空間節點密度</text:span>。</text:p>
                    </text:list-item>
                    <text:list-item>
                      <text:p text:style-name="P5">該光<text:span text:style-name="T78"> </text:span><text:span text:style-name="T80">↔</text:span><text:span text:style-name="T78"> 某一</text:span><text:span text:style-name="T19">特定人類個體</text:span>。</text:p>
                    </text:list-item>
                    <text:list-item>
                      <text:p text:style-name="P5">紅移、頻率變低<text:span text:style-name="T78"> </text:span><text:span text:style-name="T80">↔</text:span><text:span text:style-name="T78"> 變化、（人類 認定的）時間流逝 變快</text:span>。</text:p>
                    </text:list-item>
                    <text:list-item>
                      <text:p text:style-name="P5">紫移、頻率變高<text:span text:style-name="T78"> </text:span><text:span text:style-name="T80">↔</text:span><text:span text:style-name="T78"> 變化、（人類 認定的）時間流逝 變慢</text:span>。</text:p>
                      <text:list>
                        <text:list-item>
                          <text:p text:style-name="P5">假定，第一個空間個體的 空間節點密度 &gt; 第二個空間個體的 空間節點密度。</text:p>
                        </text:list-item>
                        <text:list-item>
                          <text:p text:style-name="P5">假定，第一個空間個體 蘊含 該人類個體。</text:p>
                        </text:list-item>
                        <text:list-item>
                          <text:p text:style-name="P5">假定，<text:span text:style-name="T78">第一個空間個體 蘊含 第一個鳥類個體。</text:span></text:p>
                        </text:list-item>
                        <text:list-item>
                          <text:p text:style-name="P5">假定，<text:span text:style-name="T78">第二個空間個體 蘊含 第二個鳥類個體</text:span>。</text:p>
                        </text:list-item>
                        <text:list-item>
                          <text:p text:style-name="P5"><text:span text:style-name="T78">變化、（人類 認定的）時間流逝，</text:span>該人類個體<text:span text:style-name="T78"> 等於 第一個鳥類個體</text:span>。</text:p>
                        </text:list-item>
                        <text:list-item>
                          <text:p text:style-name="P5"><text:span text:style-name="T78">變化、（人類 認定的）時間流逝，第一個鳥類個體 慢於 第二個鳥類個體</text:span>。</text:p>
                          <text:list>
                            <text:list-item>
                              <text:p text:style-name="P5">明顯例子，假定，第一個鳥類個體、第二個鳥類個體 同時開始 拍翅膀。</text:p>
                              <text:list>
                                <text:list-item>
                                  <text:p text:style-name="P5">假定，第一個鳥類個體、第二個鳥類個體 以 相同速度，做出 拍翅膀的 動作。</text:p>
                                  <text:list>
                                    <text:list-item>
                                      <text:p text:style-name="P5">明顯例子，第一個鳥類個體 認定，自己 以<text:span text:style-name="T4"> 每秒</text:span><text:span text:style-name="T34">10000次的速度 拍翅膀</text:span>。</text:p>
                                      <text:list>
                                        <text:list-item>
                                          <text:p text:style-name="P5">第二個鳥類個體 認定，自己（也）以<text:span text:style-name="T4"> 每秒</text:span><text:span text:style-name="T34">10000次的速度 拍翅膀</text:span>。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">假定，<text:span text:style-name="T4">第一個鳥類個體 拍翅膀 </text:span><text:span text:style-name="T35">10000次</text:span><text:span text:style-name="T89">。</text:span></text:p>
                                </text:list-item>
                                <text:list-item>
                                  <text:p text:style-name="P5">第二個鳥類個體 有機率（已經）拍翅<text:span text:style-name="T4">膀 </text:span><text:span text:style-name="T35">100000000次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假定，該人類個體，離開 第一個空間個體 →<text:span text:style-name="T90"> 進入 第二個空間個體</text:span>。</text:p>
                        </text:list-item>
                        <text:list-item>
                          <text:p text:style-name="P5">該人類個體 有機率 感知不到、感受不到、感測不到，自己的 <text:span text:style-name="T78">變化 變快</text:span>。</text:p>
                        </text:list-item>
                        <text:list-item>
                          <text:p text:style-name="P5"><text:span text:style-name="T78">第一個鳥類個體</text:span> 有機率認定，該人類個體的 <text:span text:style-name="T78">變化、（人類 認定的）時間流逝 變快</text:span>。</text:p>
                        </text:list-item>
                        <text:list-item>
                          <text:p text:style-name="P5"><text:span text:style-name="T78">第二個鳥類個體</text:span> 有機率認定，該人類個體的 <text:span text:style-name="T78">變化、（人類 認定的）時間流逝 變快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內觀"/>內觀<text:bookmark-end text:name="內觀"/></text:p>
          <text:list>
            <text:list-item>
              <text:p text:style-name="P5">（人類 認定的）內觀。</text:p>
              <text:list>
                <text:list-item>
                  <text:p text:style-name="P5">靜心。</text:p>
                  <text:list>
                    <text:list-item>
                      <text:p text:style-name="P5">停止 手上的工作、腦中的思緒。</text:p>
                      <text:list>
                        <text:list-item>
                          <text:p text:style-name="P5">（自然）出現 心靈 寧靜下來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5">內觀。</text:p>
                  <text:list>
                    <text:list-item>
                      <text:p text:style-name="P5">客觀觀察、只感測不思考、直接體驗、記憶現狀、歸納紀錄（當下 自己的）身體、意識。</text:p>
                      <text:list>
                        <text:list-item>
                          <text:p text:style-name="P5">持續、連續（客觀）觀察。</text:p>
                          <text:list>
                            <text:list-item>
                              <text:p text:style-name="P5">持續、連續（客觀）觀察 存在、變化。</text:p>
                            </text:list-item>
                            <text:list-item>
                              <text:p text:style-name="P5">某一特定個體 做為 某一特定觀察個體。</text:p>
                              <text:list>
                                <text:list-item>
                                  <text:p text:style-name="P5">持續、連續（客觀）觀察（該個體）自己的 身體、意識。</text:p>
                                </text:list-item>
                                <text:list-item>
                                  <text:p text:style-name="P5">持續、連續（客觀）觀察（該個體）自己的 肉質層、意識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四念處（身、受、心、法）。</text:p>
                      <text:list>
                        <text:list-item>
                          <text:p text:style-name="P5">身念處。</text:p>
                          <text:list>
                            <text:list-item>
                              <text:p text:style-name="P5">（觸覺型）感測 身體的 狀態、姿勢、位置。</text:p>
                            </text:list-item>
                            <text:list-item>
                              <text:p text:style-name="P5">明顯例子，不是 象法 自己（好像）在飛行。</text:p>
                              <text:list>
                                <text:list-item>
                                  <text:p text:style-name="P5">不是 聯想、想像、推測、猜測、感覺、錯覺、主觀認定 自己（好像）在飛行。</text:p>
                                </text:list-item>
                              </text:list>
                            </text:list-item>
                            <text:list-item>
                              <text:p text:style-name="P5">明顯例子，是 理法 自己（真的）在坐著。</text:p>
                              <text:list>
                                <text:list-item>
                                  <text:p text:style-name="P5">是（實際）感測、觀測、客觀存在 自己（真的）在坐著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受念處。</text:p>
                          <text:list>
                            <text:list-item>
                              <text:p text:style-name="P5">感測 視覺、聽覺、觸覺、嗅覺、味覺、思覺 的 感受。</text:p>
                            </text:list-item>
                          </text:list>
                        </text:list-item>
                        <text:list-item>
                          <text:p text:style-name="P5">心念處。</text:p>
                          <text:list>
                            <text:list-item>
                              <text:p text:style-name="P5">感測 每一個 念頭、想像、情緒。</text:p>
                            </text:list-item>
                          </text:list>
                        </text:list-item>
                        <text:list-item>
                          <text:p text:style-name="P5">法念處。</text:p>
                          <text:list>
                            <text:list-item>
                              <text:p text:style-name="P5">感測 規律、周期性變化、細分之後的身和受和心。</text:p>
                              <text:list>
                                <text:list-item>
                                  <text:p text:style-name="P5">細分之後的身和受和心 的 明顯例子，細分之後的 受。</text:p>
                                  <text:list>
                                    <text:list-item>
                                      <text:p text:style-name="P5">全身痛感 →（法）→<text:span text:style-name="T91"> 手、腳 痛感 →（法）→ 手指 痛感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內觀的 姿勢。</text:p>
                      <text:list>
                        <text:list-item>
                          <text:p text:style-name="P5">坐禪的 姿勢。</text:p>
                        </text:list-item>
                        <text:list-item>
                          <text:p text:style-name="P5">隨意、輕鬆、自然 的 姿勢。</text:p>
                        </text:list-item>
                      </text:list>
                    </text:list-item>
                    <text:list-item>
                      <text:p text:style-name="P5">內觀。</text:p>
                      <text:list>
                        <text:list-item>
                          <text:p text:style-name="P5">內觀 有機率 增加、加深、加重 主意識感、現實沉浸感。</text:p>
                        </text:list-item>
                        <text:list-item>
                          <text:p text:style-name="P5">內觀 用在 調理、培養、校正、提升、昇華 身體、意識、感受（的 靈敏度）。</text:p>
                        </text:list-item>
                        <text:list-item>
                          <text:p text:style-name="P5">內觀。</text:p>
                          <text:list>
                            <text:list-item>
                              <text:p text:style-name="P5">觀察（呼吸 的）腹部（的 起伏、變化）。</text:p>
                            </text:list-item>
                            <text:list-item>
                              <text:p text:style-name="P5">觀察 念頭、想法。</text:p>
                            </text:list-item>
                            <text:list-item>
                              <text:p text:style-name="P5">觀察 身體的 舒適感、不適感。</text:p>
                            </text:list-item>
                            <text:list-item>
                              <text:p text:style-name="P5">（（思想）改變姿勢 的時候，）觀察 意識的 變化過程。</text:p>
                            </text:list-item>
                            <text:list-item>
                              <text:p text:style-name="P5">（（決策）改變姿勢 的時候，）觀察 意識的 變化過程。</text:p>
                            </text:list-item>
                            <text:list-item>
                              <text:p text:style-name="P5">（（行動）改變姿勢 的時候，）觀察 身體、姿勢、運動 的 變化過程。</text:p>
                            </text:list-item>
                            <text:list-item>
                              <text:p text:style-name="P5">觀察（到）（呼吸、念頭、想法、舒適感、不適感、變化過程 的）規律、週期性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觀察。</text:p>
                      <text:list>
                        <text:list-item>
                          <text:p text:style-name="P5">身 →<text:span text:style-name="T92"> 觀察 當下的 身體狀態</text:span>。</text:p>
                          <text:list>
                            <text:list-item>
                              <text:p text:style-name="P5">抽象例子，觀察 腦電波、生物電流。</text:p>
                            </text:list-item>
                          </text:list>
                        </text:list-item>
                        <text:list-item>
                          <text:p text:style-name="P5">受 →<text:span text:style-name="T93"> 觀察 當下的 身體感受</text:span>。</text:p>
                        </text:list-item>
                        <text:list-item>
                          <text:p text:style-name="P5">心 →<text:span text:style-name="T93"> 觀察 當下的 意識狀態（、意識感受、身體感受和意識感受的意識感受）</text:span>。</text:p>
                        </text:list-item>
                        <text:list-item>
                          <text:p text:style-name="P5">法 →<text:span text:style-name="T94"> 當下的規律</text:span>。</text:p>
                          <text:list>
                            <text:list-item>
                              <text:p text:style-name="P5">抽象例子，歸納、收斂、物理定律、肉質層<text:span text:style-name="T36">法則</text:span>、<text:span text:style-name="T36">意識層法則、</text:span><text:span text:style-name="T37">第一層級法則</text:span>。</text:p>
                              <text:list>
                                <text:list-item>
                                  <text:p text:style-name="P43">（<text:span text:style-name="T37">第一層級法則 的 </text:span>相關描述在 <text:span text:style-name="T1">_傳承</text:span> 文件群的 <text:span text:style-name="T17">法則 與 層級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傳承"/>傳承<text:bookmark-end text:name="傳承"/></text:p>
          <text:list>
            <text:list-item>
              <text:p text:style-name="P5">本能<text:span text:style-name="T95"> → 傳承</text:span>。</text:p>
            </text:list-item>
            <text:list-item>
              <text:p text:style-name="P33"><text:span text:style-name="T95">發散、收斂 → 傳承</text:span>。</text:p>
              <text:list>
                <text:list-item>
                  <text:p text:style-name="P33">哲學型傳承、神學型傳承、文學型傳承。</text:p>
                  <text:list>
                    <text:list-item>
                      <text:p text:style-name="P36">發散 → 傳承。</text:p>
                      <text:list>
                        <text:list-item>
                          <text:p text:style-name="P33"><text:span text:style-name="T95">體驗、精力、想像、假想、疑問 → 傳承</text:span>。</text:p>
                        </text:list-item>
                        <text:list-item>
                          <text:p text:style-name="P33"><text:span text:style-name="T95">體驗、精力、想像、假想、疑問 → 假定 → 傳承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3">哲學型傳承、科學型傳承、數學型傳承。</text:p>
                  <text:list>
                    <text:list-item>
                      <text:p text:style-name="P33"><text:span text:style-name="T95">發散 → 收斂 → 傳承</text:span>。</text:p>
                      <text:list>
                        <text:list-item>
                          <text:p text:style-name="P33"><text:span text:style-name="T95">體驗、精力、想像、假想、疑問 → 經驗、歸納 → 傳承</text:span>。</text:p>
                        </text:list-item>
                        <text:list-item>
                          <text:p text:style-name="P33"><text:span text:style-name="T95">體驗、精力、想像、假想、疑問 → 假定 → 驗證、歸納 → 傳承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學門"/>學門<text:bookmark-end text:name="學門"/></text:p>
          <text:list>
            <text:list-item>
              <text:p text:style-name="P5">學門。</text:p>
              <text:list>
                <text:list-item>
                  <text:p text:style-name="P5">實體型學門。</text:p>
                  <text:list>
                    <text:list-item>
                      <text:p text:style-name="P5">外在環境型實體型學門。</text:p>
                    </text:list-item>
                    <text:list-item>
                      <text:p text:style-name="P5">內在物質型實體型學門。</text:p>
                    </text:list-item>
                  </text:list>
                </text:list-item>
                <text:list-item>
                  <text:p text:style-name="P5">抽象型學門。</text:p>
                  <text:list>
                    <text:list-item>
                      <text:p text:style-name="P5">肉質層型抽象型學門。</text:p>
                    </text:list-item>
                    <text:list-item>
                      <text:p text:style-name="P5">意識層型抽象型學門。</text:p>
                    </text:list-item>
                  </text:list>
                </text:list-item>
              </text:list>
            </text:list-item>
            <text:list-item>
              <text:p text:style-name="P5">實體型學門。</text:p>
              <text:list>
                <text:list-item>
                  <text:p text:style-name="P5">明顯例子，使用 影像、聲音、觸感、香味、甜味 描述、傳承 的 學門。</text:p>
                  <text:list>
                    <text:list-item>
                      <text:p text:style-name="P5">明顯例子，使用 文字、數字、符號、圖形、影像、語言、音調 描述、傳承 的 學門。</text:p>
                    </text:list-item>
                  </text:list>
                </text:list-item>
                <text:list-item>
                  <text:p text:style-name="P5">實體型學門。</text:p>
                  <text:list>
                    <text:list-item>
                      <text:p text:style-name="P5">外在環境型實體型學門。</text:p>
                    </text:list-item>
                    <text:list-item>
                      <text:p text:style-name="P5">內在物質型實體型學門。</text:p>
                    </text:list-item>
                  </text:list>
                </text:list-item>
                <text:list-item>
                  <text:p text:style-name="P5">外在環境型實體型學門。</text:p>
                  <text:list>
                    <text:list-item>
                      <text:p text:style-name="P5">明顯例子，感測、感受 外在環境。</text:p>
                    </text:list-item>
                    <text:list-item>
                      <text:p text:style-name="P5">明顯例子，使用 視覺、聽覺、觸覺、嗅覺、味覺 感測、記憶、學習 的 學門。</text:p>
                      <text:list>
                        <text:list-item>
                          <text:p text:style-name="P5">使用 四肢、五感、思覺 提升、昇華 學門的 資產、常識、人脈。</text:p>
                          <text:list>
                            <text:list-item>
                              <text:p text:style-name="P5">明顯例子，使用 思想、思考、思維、邏輯 提升、昇華 學門的資產、常識、人脈。</text:p>
                            </text:list-item>
                            <text:list-item>
                              <text:p text:style-name="P5">明顯例子，使用 概念、想像、聯想、感受 提升、昇華 學門的資產、常識、人脈。</text:p>
                            </text:list-item>
                            <text:list-item>
                              <text:p text:style-name="P43">（資產、常識、人脈 的 相關描述在 <text:span text:style-name="T1">社會</text:span> 文件群的 <text:span text:style-name="T1">階級複製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（人類 認定的）神學、哲學、數學、物理學、歷史學、考古學、政治學。</text:p>
                    </text:list-item>
                  </text:list>
                </text:list-item>
                <text:list-item>
                  <text:p text:style-name="P5">內在物質型實體型學門。</text:p>
                  <text:list>
                    <text:list-item>
                      <text:p text:style-name="P5">明顯例子，感測、感受 內在物質。</text:p>
                      <text:list>
                        <text:list-item>
                          <text:p text:style-name="P5">明顯例子，假定，某一特定個體 感測、記憶、學習 某一特定內在物質型實體型學門。</text:p>
                          <text:list>
                            <text:list-item>
                              <text:p text:style-name="P5">該個體 感測、感受（該個體）自己的 內在物質。</text:p>
                            </text:list-item>
                            <text:list-item>
                              <text:p text:style-name="P5">自己的 內在物質 的 明顯例子，（該個體）自己的 肉質層、意識層。</text:p>
                              <text:list>
                                <text:list-item>
                                  <text:p text:style-name="P5">肉質層 的 明顯例子，感測、感受（該個體）自己的 手、呼吸、內臟、骨頭。</text:p>
                                </text:list-item>
                                <text:list-item>
                                  <text:p text:style-name="P5">意識層 的 明顯例子，想法、念頭、情緒、主意識、潛意識<text:span text:style-name="T4">、第</text:span><text:span text:style-name="T38">a層級意</text:span><text:span text:style-name="T96">識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使用 思覺 感測、記憶、學習 的 學門。</text:p>
                      <text:list>
                        <text:list-item>
                          <text:p text:style-name="P5">明顯例子，使用 思想、思考、思維、邏輯、概念、想像 感測、記憶、學習 的 學門。</text:p>
                        </text:list-item>
                      </text:list>
                    </text:list-item>
                    <text:list-item>
                      <text:p text:style-name="P5">明顯例子，（人類 認定的）哲學、內觀、冥想、坐禪、修煉、放空、睡覺、幻想、假想。</text:p>
                      <text:list>
                        <text:list-item>
                          <text:p text:style-name="P5">假想 的 明顯例子，假想世界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抽象型學門。</text:p>
              <text:list>
                <text:list-item>
                  <text:p text:style-name="P5">抽象型學門 不能、無法 使用 影像、聲音、觸感、香味、甜味 描述、傳承。</text:p>
                  <text:list>
                    <text:list-item>
                      <text:p text:style-name="P5">抽象型學門 不能、無法 使用 視覺、聽覺、觸覺、嗅覺、味覺 感測、記憶、學習。</text:p>
                    </text:list-item>
                    <text:list-item>
                      <text:p text:style-name="P5">明顯例子，本身學門。</text:p>
                      <text:list>
                        <text:list-item>
                          <text:p text:style-name="P5">明顯例子，某一特定個體的 意識層（本身）。</text:p>
                          <text:list>
                            <text:list-item>
                              <text:p text:style-name="P5">明顯例子，該個體 感測、記憶、學習（該個體）自己的 意識層（本身）。</text:p>
                              <text:list>
                                <text:list-item>
                                  <text:p text:style-name="P5">明顯例子，（人類 認定的）內觀、冥想、坐禪、修煉、放空、睡覺、幻想。</text:p>
                                </text:list-item>
                              </text:list>
                            </text:list-item>
                            <text:list-item>
                              <text:p text:style-name="P5">明顯例子，<text:span text:style-name="T78">第</text:span>一<text:span text:style-name="T78">個</text:span>個體 感測、記憶、學習，<text:span text:style-name="T78">第二個</text:span>個體的 意識層（本身）。</text:p>
                              <text:list>
                                <text:list-item>
                                  <text:p text:style-name="P5">明顯例子，<text:span text:style-name="T77">心電感應、催眠、精神控制、意識控制、竊聽腦中感知</text:span>。</text:p>
                                  <text:list>
                                    <text:list-item>
                                      <text:p text:style-name="P43">（<text:span text:style-name="T77">心電感應、催眠、精神控制 </text:span>的<text:span text:style-name="T77"> </text:span><text:span text:style-name="T81">相關</text:span><text:span text:style-name="T82">描述 在 </text:span><text:span text:style-name="T16">_</text:span><text:span text:style-name="T82"> 文件群的 </text:span><text:span text:style-name="T3">超能力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明顯例子，該個體的 記憶（本身）、意識（本身）、感測（本身）、感受（本身）。</text:p>
                        </text:list-item>
                        <text:list-item>
                          <text:p text:style-name="P5">明顯例子，該個體的 情緒（本身）、概念（本身）、想法（本身）、想像（本身）。</text:p>
                        </text:list-item>
                      </text:list>
                    </text:list-item>
                  </text:list>
                </text:list-item>
                <text:list-item>
                  <text:p text:style-name="P5">抽象型學門 只能使用 基因、某一特定工具 描述、傳承。</text:p>
                  <text:list>
                    <text:list-item>
                      <text:p text:style-name="P5">抽象型學門 只能使用 基因、某一特定工具 感測、記憶、學習。</text:p>
                    </text:list-item>
                    <text:list-item>
                      <text:p text:style-name="P5">實體型學門 可以使用 影像、聲音、觸感、香味、甜味 描述、傳承。</text:p>
                      <text:list>
                        <text:list-item>
                          <text:p text:style-name="P5">實體型學門 可以使用 視覺、聽覺、觸覺、嗅覺、味覺 感測、記憶、學習。</text:p>
                        </text:list-item>
                      </text:list>
                    </text:list-item>
                    <text:list-item>
                      <text:p text:style-name="P5">實體型學門（也）可以使用 基因、該工具 描述、傳承。</text:p>
                      <text:list>
                        <text:list-item>
                          <text:p text:style-name="P5">實體型學門（也）可以使用 基因、某一特定工具 感測、記憶、學習。</text:p>
                        </text:list-item>
                      </text:list>
                    </text:list-item>
                  </text:list>
                </text:list-item>
                <text:list-item>
                  <text:p text:style-name="P5">明顯例子，假定，某一特定個體 學習 某一特定抽象型學門。</text:p>
                  <text:list>
                    <text:list-item>
                      <text:p text:style-name="P5">該個體的 肉質層、意識層 擁有、包覆、蘊含，該抽象型學門的 資產、常識、人脈。</text:p>
                      <text:list>
                        <text:list-item>
                          <text:p text:style-name="P5">肉質層 的 明顯例子，基因。</text:p>
                        </text:list-item>
                        <text:list-item>
                          <text:p text:style-name="P5">資產 的 明顯例子，教學工具、教學器材、實驗器材。</text:p>
                        </text:list-item>
                        <text:list-item>
                          <text:p text:style-name="P5">明顯例子，該個體的 基因、意識 擁有、包覆、蘊含，該抽象型學門的 資產、常識。</text:p>
                          <text:list>
                            <text:list-item>
                              <text:p text:style-name="P5">明顯例子，該個體 使用 基因、某一特定工具，感測、記憶、學習 該抽象型學門。</text:p>
                            </text:list-item>
                            <text:list-item>
                              <text:p text:style-name="P5">明顯例子。</text:p>
                              <text:list>
                                <text:list-item>
                                  <text:p text:style-name="P5">使用 有機體奇點 注入 該抽象型學門 到 該個體的 基因、肉質層。</text:p>
                                  <text:list>
                                    <text:list-item>
                                      <text:p text:style-name="P5">極端危險、有機率被惡用。</text:p>
                                    </text:list-item>
                                  </text:list>
                                </text:list-item>
                                <text:list-item>
                                  <text:p text:style-name="P5">使用 某一特定工具 注入 該抽象型學門 到 該個體的 意識、意識層。</text:p>
                                  <text:list>
                                    <text:list-item>
                                      <text:p text:style-name="P5">極端危險、有機率被惡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">明顯例子，假定，某一特定個體 學習 某一特定抽象型學門。</text:p>
                              <text:list>
                                <text:list-item>
                                  <text:p text:style-name="P5">使用 有機體奇點 注入 該抽象型學門的 資產，到 該個體的 肉質層 裡面。</text:p>
                                  <text:list>
                                    <text:list-item>
                                      <text:p text:style-name="P5">使用 有機體奇點 注入 該抽象型學門的 資產、常識、人際 到 肉質層。</text:p>
                                      <text:list>
                                        <text:list-item>
                                          <text:p text:style-name="P5">使用 有機體奇點 注入 該抽象型學門 到 肉質層。</text:p>
                                          <text:list>
                                            <text:list-item>
                                              <text:p text:style-name="P5">使用 有機體奇點 注入 學門 到 肉質層。</text:p>
                                            </text:list-item>
                                            <text:list-item>
                                              <text:p text:style-name="P5">極端危險、有機率被惡用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">使用 某一特定工具 注入 該抽象型學門的 資產，到 該個體的 意識層 裡面。</text:p>
                                  <text:list>
                                    <text:list-item>
                                      <text:p text:style-name="P5">使用 該工具 注入 該抽象型學門的 資產、常識、人際 到 意識層。</text:p>
                                      <text:list>
                                        <text:list-item>
                                          <text:p text:style-name="P5">使用 該工具 注入 該抽象型學門 到 意識層。</text:p>
                                          <text:list>
                                            <text:list-item>
                                              <text:p text:style-name="P5">使用 該工具 注入 學門 到 意識層。</text:p>
                                            </text:list-item>
                                            <text:list-item>
                                              <text:p text:style-name="P5">極端危險、有機率被惡用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3">明顯例子，第一個個體的 基因、意識 擁有、包覆、蘊含，（第二個個體的 基因、意識 擁有、包覆、蘊含 的）該抽象型學門的 資產、常識、人脈。</text:p>
                          <text:list>
                            <text:list-item>
                              <text:p text:style-name="P43">明顯例子，第一個個體 使用 基因、某一特定工具，感測、記憶、學習（第二個個體的 基因、意識 擁有、包覆、蘊含 的）該抽象型學門的 資產、常識、人脈。</text:p>
                              <text:list>
                                <text:list-item>
                                  <text:p text:style-name="P43">使用 有機體奇點 注入 該資產、該常識、該人脈，到 該個體的 肉質層 裡面。</text:p>
                                  <text:list>
                                    <text:list-item>
                                      <text:p text:style-name="P43">極端危險、有機率被惡用。</text:p>
                                    </text:list-item>
                                  </text:list>
                                </text:list-item>
                                <text:list-item>
                                  <text:p text:style-name="P43">使用 該工具 注入 該資產、該常識、該人脈，到 該個體的 意識層 裡面。</text:p>
                                  <text:list>
                                    <text:list-item>
                                      <text:p text:style-name="P43">極端危險、有機率被惡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3">明顯例子，第一個個體的 基因、意識 擁有、包覆、蘊含，（第二個個體的 基因、意識 擁有、包覆、蘊含 的）某一特定學門的 資產、常識、人脈。</text:p>
                          <text:list>
                            <text:list-item>
                              <text:p text:style-name="P43">明顯例子，第一個個體 使用 基因、某一特定工具，感測、記憶、學習（第二個個體的 基因、意識 擁有、包覆、蘊含 的）該學門的 資產、常識、人脈。</text:p>
                              <text:list>
                                <text:list-item>
                                  <text:p text:style-name="P43">使用 有機體奇點 注入 該資產、該常識、該人脈，到 該個體的 肉質層 裡面。</text:p>
                                  <text:list>
                                    <text:list-item>
                                      <text:p text:style-name="P43">極端危險、有機率被惡用。</text:p>
                                    </text:list-item>
                                  </text:list>
                                </text:list-item>
                                <text:list-item>
                                  <text:p text:style-name="P43">使用 該工具 注入 該資產、該常識、該人脈，到 該個體的 意識層 裡面。</text:p>
                                  <text:list>
                                    <text:list-item>
                                      <text:p text:style-name="P43">極端危險、有機率被惡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抽象型學門 有機率可以使用 思覺，提升、昇華 既有、已有、現存 的 資產、常識。</text:p>
                    </text:list-item>
                    <text:list-item>
                      <text:p text:style-name="P5">該個體 有機率使用 相同方法，學習 實體型學門。</text:p>
                      <text:list>
                        <text:list-item>
                          <text:p text:style-name="P5">實體型學門 可以使用 思覺，提升、昇華 既有、已有、現存 的 資產、常識。</text:p>
                        </text:list-item>
                      </text:list>
                    </text:list-item>
                  </text:list>
                </text:list-item>
                <text:list-item>
                  <text:p text:style-name="P5">抽象型學門。</text:p>
                  <text:list>
                    <text:list-item>
                      <text:p text:style-name="P5">肉質層型抽象型學門。</text:p>
                    </text:list-item>
                    <text:list-item>
                      <text:p text:style-name="P5">意識層型抽象型學門。</text:p>
                    </text:list-item>
                  </text:list>
                </text:list-item>
                <text:list-item>
                  <text:p text:style-name="P5">肉質層型抽象型學門。</text:p>
                  <text:list>
                    <text:list-item>
                      <text:p text:style-name="P5">明顯例子，只能使用 基因 描述、傳承 的 學門。</text:p>
                    </text:list-item>
                    <text:list-item>
                      <text:p text:style-name="P5">肉質層型抽象型學門。</text:p>
                      <text:list>
                        <text:list-item>
                          <text:p text:style-name="P5">先天型肉質層型抽象型學門。</text:p>
                        </text:list-item>
                        <text:list-item>
                          <text:p text:style-name="P5">後天型肉質層型抽象型學門。</text:p>
                        </text:list-item>
                      </text:list>
                    </text:list-item>
                    <text:list-item>
                      <text:p text:style-name="P5">先天型肉質層型抽象型學門。</text:p>
                      <text:list>
                        <text:list-item>
                          <text:p text:style-name="P5">明顯例子，假定，某一特定個體 出生之前 學習 某一特定抽象型學門。</text:p>
                          <text:list>
                            <text:list-item>
                              <text:p text:style-name="P5">明顯例子，該個體 被使用 有機體奇點。</text:p>
                            </text:list-item>
                            <text:list-item>
                              <text:p text:style-name="P5">明顯例子，其他個體 使用 有機體奇點 教導，該個體的 肉質層。</text:p>
                              <text:list>
                                <text:list-item>
                                  <text:p text:style-name="P5">該個體、其他個體 有機率認定，該個體 不是被傳承 該抽象型學門。</text:p>
                                </text:list-item>
                                <text:list-item>
                                  <text:p text:style-name="P5">該個體、其他個體 有機率認定，該抽象型學門 是 該個體的 本能。</text:p>
                                  <text:list>
                                    <text:list-item>
                                      <text:p text:style-name="P5">抽象例子，電腦組裝、硬體安裝、韌體安裝、新物種、原生亞種物種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後天型肉質層型抽象型學門。</text:p>
                      <text:list>
                        <text:list-item>
                          <text:p text:style-name="P5">明顯例子，假定，某一特定個體 胚胎期間、出生之後 學習 某一特定抽象型學門。</text:p>
                          <text:list>
                            <text:list-item>
                              <text:p text:style-name="P5">明顯例子，該個體 被使用 有機體奇點。</text:p>
                            </text:list-item>
                            <text:list-item>
                              <text:p text:style-name="P5">明顯例子，其他個體 使用 有機體奇點 教導，該個體的 肉質層。</text:p>
                              <text:list>
                                <text:list-item>
                                  <text:p text:style-name="P5">該個體、其他個體 有機率認定，該個體 被傳承 該抽象型學門。</text:p>
                                </text:list-item>
                                <text:list-item>
                                  <text:p text:style-name="P5">該個體、其他個體 有機率認定，該抽象型學門 是 該個體的（新增的）本能。</text:p>
                                  <text:list>
                                    <text:list-item>
                                      <text:p text:style-name="P5">抽象例子，電腦更新、硬體更新、韌體安裝、韌體更新、賽博人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意識層型抽象型學門。</text:p>
                  <text:list>
                    <text:list-item>
                      <text:p text:style-name="P5">明顯例子，不透過 肉質層，直接 輸入、交互作用 意識層 描述、傳承 的 學門。</text:p>
                    </text:list-item>
                    <text:list-item>
                      <text:p text:style-name="P5">明顯例子，假定，某一特定個體 學習 某一特定抽象型學門。</text:p>
                      <text:list>
                        <text:list-item>
                          <text:p text:style-name="P5">使用 某一特定工具 注入 該抽象型學門的 資產、常識，到 該個體的 意識層 裡面。</text:p>
                          <text:list>
                            <text:list-item>
                              <text:p text:style-name="P5">使用 該工具 注入 該抽象型學門的 資產、常識、人際 到 意識層。</text:p>
                              <text:list>
                                <text:list-item>
                                  <text:p text:style-name="P5">極端危險、有機率被惡用。</text:p>
                                </text:list-item>
                              </text:list>
                            </text:list-item>
                            <text:list-item>
                              <text:p text:style-name="P5">抽象例子，電腦更新、軟體安裝、軟體更新、韌體安裝、韌體更新、記憶吐司。</text:p>
                              <text:list>
                                <text:list-item>
                                  <text:p text:style-name="P5">記憶吐司 是（哆<text:span text:style-name="T4">啦A夢 </text:span>的）記憶吐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該個體 有機率使用 相同方法，學習 實體型學門。</text:p>
                        </text:list-item>
                      </text:list>
                    </text:list-item>
                  </text:list>
                </text:list-item>
                <text:list-item>
                  <text:p text:style-name="P5">抽象例子，本能、肌肉記憶、潛意識行為、無意識行為。</text:p>
                </text:list-item>
              </text:list>
            </text:list-item>
          </text:list>
        </text:list-item>
        <text:list-item>
          <text:p text:style-name="P37"><text:bookmark-start text:name="第a層級"/>第<text:span text:style-name="T4">a</text:span>層級<text:bookmark-end text:name="第a層級"/></text:p>
          <text:list>
            <text:list-item>
              <text:p text:style-name="P34">使用 <text:span text:style-name="T4">第a層級</text:span> 命名、排序 有 缺點、缺陷。</text:p>
              <text:list>
                <text:list-item>
                  <text:p text:style-name="P34">明顯例子，<text:span text:style-name="T4">第a層級相態</text:span>。</text:p>
                </text:list-item>
                <text:list-item>
                  <text:p text:style-name="P34">明顯例子，假定，某一特定個體 知道、發現，相態的 種類 有 固態、液態、電漿態。</text:p>
                  <text:list>
                    <text:list-item>
                      <text:p text:style-name="P34">假定，該個體 不知道、沒有發現，相態的 種類 有 氣態。</text:p>
                    </text:list-item>
                    <text:list-item>
                      <text:p text:style-name="P34">該個體 有機率認定，<text:span text:style-name="T4">第0層</text:span>級相態 是 <text:span text:style-name="T98">電漿態</text:span>。</text:p>
                      <text:list>
                        <text:list-item>
                          <text:p text:style-name="P47"><text:span text:style-name="T42">（</text:span><text:span text:style-name="T39">層級相態 的 </text:span><text:span text:style-name="T42">相關描述在 </text:span><text:span text:style-name="T2">能量、儲量</text:span><text:span text:style-name="T42"> 的 </text:span><text:span text:style-name="T2">相態</text:span><text:span text:style-name="T42">）</text:span>。</text:p>
                        </text:list-item>
                      </text:list>
                    </text:list-item>
                    <text:list-item>
                      <text:p text:style-name="P34">該個體 有機率認定，<text:span text:style-name="T4">第</text:span><text:span text:style-name="T12">1</text:span><text:span text:style-name="T4">層</text:span>級相態 是 氣態。</text:p>
                    </text:list-item>
                    <text:list-item>
                      <text:p text:style-name="P34">該個體 有機率認定，<text:span text:style-name="T4">第</text:span><text:span text:style-name="T12">2</text:span><text:span text:style-name="T4">層</text:span>級相態 是 固態。</text:p>
                    </text:list-item>
                    <text:list-item>
                      <text:p text:style-name="P34">假定，該個體（後來）知道、發現，相態的 種類 有 氣態。</text:p>
                      <text:list>
                        <text:list-item>
                          <text:p text:style-name="P34">假定，該層級 命名、排序 還來得及修正、改變命名和排序的成本不高。</text:p>
                          <text:list>
                            <text:list-item>
                              <text:p text:style-name="P34">該個體 有機率認定，<text:span text:style-name="T4">第</text:span><text:span text:style-name="T14">2</text:span><text:span text:style-name="T4">層</text:span>級相態 是 液態。</text:p>
                            </text:list-item>
                            <text:list-item>
                              <text:p text:style-name="P34">該個體 有機率認定，<text:span text:style-name="T4">第</text:span><text:span text:style-name="T14">3</text:span><text:span text:style-name="T4">層</text:span>級相態 是 固態。</text:p>
                            </text:list-item>
                          </text:list>
                        </text:list-item>
                        <text:list-item>
                          <text:p text:style-name="P34">假定，該層級 命名、排序 來不及修正、改變命名和排序的成本太高。</text:p>
                          <text:list>
                            <text:list-item>
                              <text:p text:style-name="P34">該個體 有機率認定，<text:span text:style-name="T4">第</text:span><text:span text:style-name="T40">1</text:span><text:span text:style-name="T12">.</text:span><text:span text:style-name="T41">5</text:span><text:span text:style-name="T4">層</text:span>級相態 是 液態。</text:p>
                            </text:list-item>
                            <text:list-item>
                              <text:p text:style-name="P34">該個體 有機率認定，<text:span text:style-name="T4">第</text:span><text:span text:style-name="T12">2</text:span><text:span text:style-name="T4">層</text:span>級相態 是 固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">明顯例子，假定，某一特定個體 知道、發現，相態的 種類 有 固態、液態、氣態、電漿態。</text:p>
                  <text:list>
                    <text:list-item>
                      <text:p text:style-name="P34">假定，該個體 不知道，相態的 排列順序、排序方式。</text:p>
                      <text:list>
                        <text:list-item>
                          <text:p text:style-name="P34">假定，該個體 不知道，相態、溫度 之間的 關係。</text:p>
                          <text:list>
                            <text:list-item>
                              <text:p text:style-name="P39">假定，該個體 不知道，溫度由低到高，相態變化 是 <text:span text:style-name="T43">固態→液態→氣態→電漿態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該個體 有機率認定，<text:span text:style-name="T4">第0層</text:span>級相態 是 電漿態。</text:p>
                    </text:list-item>
                    <text:list-item>
                      <text:p text:style-name="P34">該個體 有機率認定，<text:span text:style-name="T4">第</text:span><text:span text:style-name="T13">1</text:span><text:span text:style-name="T4">層</text:span>級相態 是 氣態。</text:p>
                    </text:list-item>
                    <text:list-item>
                      <text:p text:style-name="P34">該個體 有機率認定，<text:span text:style-name="T4">第</text:span><text:span text:style-name="T13">2</text:span><text:span text:style-name="T4">層</text:span>級相態 是 固態。</text:p>
                    </text:list-item>
                    <text:list-item>
                      <text:p text:style-name="P34">該個體 有機率認定，<text:span text:style-name="T4">第</text:span><text:span text:style-name="T13">3</text:span><text:span text:style-name="T4">層</text:span>級相態 是 液態。</text:p>
                    </text:list-item>
                    <text:list-item>
                      <text:p text:style-name="P34">假定，該個體（後來）知道，相態的 排列順序、排序方式。</text:p>
                      <text:list>
                        <text:list-item>
                          <text:p text:style-name="P34">假定，該層級 命名、排序 還來得及修正、改變命名和排序的成本不高。</text:p>
                          <text:list>
                            <text:list-item>
                              <text:p text:style-name="P34">該個體 有機率認定，<text:span text:style-name="T4">第</text:span><text:span text:style-name="T14">2</text:span><text:span text:style-name="T4">層</text:span>級相態 是 液態。</text:p>
                            </text:list-item>
                            <text:list-item>
                              <text:p text:style-name="P34">該個體 有機率認定，<text:span text:style-name="T4">第</text:span><text:span text:style-name="T14">3</text:span><text:span text:style-name="T4">層</text:span>級相態 是 固態。</text:p>
                            </text:list-item>
                          </text:list>
                        </text:list-item>
                        <text:list-item>
                          <text:p text:style-name="P34">假定，該層級 命名、排序 來不及修正、改變命名和排序的成本太高。</text:p>
                          <text:list>
                            <text:list-item>
                              <text:p text:style-name="P6">該個體 有機率 照舊、繼續沿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<text:bookmark-start text:name="超自然現象"/>超自然現象<text:bookmark-end text:name="超自然現象"/></text:p>
          <text:list>
            <text:list-item>
              <text:p text:style-name="P16">假定，某一特定個體 認定，某一特定現象 是 超自然現象。</text:p>
              <text:list>
                <text:list-item>
                  <text:p text:style-name="P17">該個體 是<text:span text:style-name="T5">（不</text:span>知道 該現象的 原理的<text:span text:style-name="T5">）個體</text:span>。</text:p>
                </text:list-item>
              </text:list>
            </text:list-item>
            <text:list-item>
              <text:p text:style-name="P18">假定，某一特定個體 認定，某一特定現象 是 無法用該個體已知的學門解釋 的 現象。</text:p>
              <text:list>
                <text:list-item>
                  <text:p text:style-name="P19">明顯例子，假定，某一特定個體 認定，某一特定現象 是 無法用科學解釋 的 現象。</text:p>
                  <text:list>
                    <text:list-item>
                      <text:p text:style-name="P17">該個體 <text:span text:style-name="T5">不</text:span>知道，該現象的 原理。</text:p>
                    </text:list-item>
                    <text:list-item>
                      <text:p text:style-name="P19">該個體 有機率認定，該現象 是（科學 之內的）未知現象。</text:p>
                    </text:list-item>
                    <text:list-item>
                      <text:p text:style-name="P19">該個體 有機率認定，該現象 是（科學 之外的）超自然現象。</text:p>
                    </text:list-item>
                  </text:list>
                </text:list-item>
                <text:list-item>
                  <text:p text:style-name="P18">該個體 有機率 建立、修正、發散、收斂。</text:p>
                  <text:list>
                    <text:list-item>
                      <text:p text:style-name="P18">該個體 有機率建立 新的領域、新的學門。</text:p>
                      <text:list>
                        <text:list-item>
                          <text:p text:style-name="P18">明顯例子，（黑體輻射 的）紫外災難的 現象，量子力學。</text:p>
                        </text:list-item>
                      </text:list>
                    </text:list-item>
                    <text:list-item>
                      <text:p text:style-name="P18">該個體 有機率 修正、校正、更新（該個體 的）投影世界觀。</text:p>
                      <text:list>
                        <text:list-item>
                          <text:p text:style-name="P18">明顯例子，天動說會出現行星逆行的現象，在天動說修正出本輪、地動說取代天動說。</text:p>
                        </text:list-item>
                      </text:list>
                    </text:list-item>
                    <text:list-item>
                      <text:p text:style-name="P18">該個體 有機率 發散、收斂 已知的、既有的 領域、學門。</text:p>
                      <text:list>
                        <text:list-item>
                          <text:p text:style-name="P18">明顯例子，多種電 收斂成 一種電，靜電、磁電、生物電、化學電 都是 同一種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明顯例子。</text:p>
              <text:list>
                <text:list-item>
                  <text:p text:style-name="P16">假定，某一特定人類個體 不小心按下 電風扇的 開關（，打開、關閉 電風扇）。</text:p>
                  <text:list>
                    <text:list-item>
                      <text:p text:style-name="P20">假定，該人類個體 是 現代人。</text:p>
                      <text:list>
                        <text:list-item>
                          <text:p text:style-name="P21">該人類個體 有機率認定，電風扇 轉動 是 自然現象。</text:p>
                        </text:list-item>
                      </text:list>
                    </text:list-item>
                    <text:list-item>
                      <text:p text:style-name="P20">假定，該人類個體<text:span text:style-name="T5"> 是 </text:span><text:span text:style-name="T11">2000年前</text:span><text:span text:style-name="T44">的 人。</text:span></text:p>
                      <text:list>
                        <text:list-item>
                          <text:p text:style-name="P21">該人類個體 有機率認定，電風扇 轉動 是 超自然現象<text:span text:style-name="T44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2">假定，某一特定人類個體 感測到、觀測到、意識到 日蝕。</text:p>
                  <text:list>
                    <text:list-item>
                      <text:p text:style-name="P23">假定，該人類個體 是 現代人。</text:p>
                      <text:list>
                        <text:list-item>
                          <text:p text:style-name="P21">該人類個體 有機率認定，日蝕 是 自然現象。</text:p>
                        </text:list-item>
                      </text:list>
                    </text:list-item>
                    <text:list-item>
                      <text:p text:style-name="P23">假定，該人類個體<text:span text:style-name="T5"> 是 </text:span><text:span text:style-name="T11">2000年前</text:span><text:span text:style-name="T44">的 人。</text:span></text:p>
                      <text:list>
                        <text:list-item>
                          <text:p text:style-name="P21">該人類個體 有機率認定，日蝕 是 超自然現象<text:span text:style-name="T44">。</text:span></text:p>
                        </text:list-item>
                        <text:list-item>
                          <text:p text:style-name="P24">該人類個體 有機率認定，日蝕 是 太陽神在生氣。</text:p>
                          <text:list>
                            <text:list-item>
                              <text:p text:style-name="P24">把 日、太陽 神化成 太陽神。</text:p>
                            </text:list-item>
                            <text:list-item>
                              <text:p text:style-name="P25">把 日蝕 神話化成 太陽神在生氣 所以 太陽（神 看起來 主動）消失。</text:p>
                            </text:list-item>
                          </text:list>
                        </text:list-item>
                        <text:list-item>
                          <text:p text:style-name="P24">該人類個體 有機率認定，日蝕 是 天狗正在吞日。</text:p>
                          <text:list>
                            <text:list-item>
                              <text:p text:style-name="P24">把 日蝕 神話化成、信念化成 天狗正在吞日。</text:p>
                              <text:list>
                                <text:list-item>
                                  <text:p text:style-name="P24">信念化 的 明顯例子，信念法則。</text:p>
                                  <text:list>
                                    <text:list-item>
                                      <text:p text:style-name="P45">（信念法則 的 相關描述在 <text:span text:style-name="T1">_傳承</text:span> 文件群的 <text:span text:style-name="T15">傳承 的 發展層級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6">假定，某一特定個體 感測到、觀測到、意識到 某一特定現象。</text:p>
                  <text:list>
                    <text:list-item>
                      <text:p text:style-name="P27">假定，該個體 是（知道 該現象 原理的）個體。</text:p>
                      <text:list>
                        <text:list-item>
                          <text:p text:style-name="P27">該個體 有機率認定，該現象 是 自然現象。</text:p>
                        </text:list-item>
                      </text:list>
                    </text:list-item>
                    <text:list-item>
                      <text:p text:style-name="P17">假定，該個體<text:span text:style-name="T5"> 是（不</text:span>知道 該現象的 原理的<text:span text:style-name="T5">）個體</text:span><text:span text:style-name="T44">。</text:span></text:p>
                      <text:list>
                        <text:list-item>
                          <text:p text:style-name="P27">該個體 有機率認定，該現象 是 超自然現象<text:span text:style-name="T44">。</text:span></text:p>
                        </text:list-item>
                        <text:list-item>
                          <text:p text:style-name="P28">該個體 有機率 神化、神話化、信念化 該現象。</text:p>
                          <text:list>
                            <text:list-item>
                              <text:p text:style-name="P28">明顯例子，史金納箱的 鴿子。</text:p>
                            </text:list-item>
                          </text:list>
                        </text:list-item>
                        <text:list-item>
                          <text:p text:style-name="P41">假定，該個體 不滿足於（觀測、感測到的）表象。</text:p>
                          <text:list>
                            <text:list-item>
                              <text:p text:style-name="P29"><text:span text:style-name="T45">假定，該個體 有閒暇、有好奇心，持續追問（該表象）背後的 原因</text:span>。</text:p>
                              <text:list>
                                <text:list-item>
                                  <text:p text:style-name="P46">（相關描述在 <text:span text:style-name="T1">哲學</text:span> 文件群的 <text:span text:style-name="T1">亞里斯多德</text:span>）</text:p>
                                </text:list-item>
                              </text:list>
                            </text:list-item>
                            <text:list-item>
                              <text:p text:style-name="P30">該個體 有機率 紀錄、重現、應用、拓展、遞迴、跨領域移植 該現象。</text:p>
                              <text:list>
                                <text:list-item>
                                  <text:p text:style-name="P29">該個體 有機率變成（知道 該現象 原理的）個體。</text:p>
                                </text:list-item>
                                <text:list-item>
                                  <text:p text:style-name="P31">該個體 有機率認定，該現象 不是 超自然現象。</text:p>
                                </text:list-item>
                                <text:list-item>
                                  <text:p text:style-name="P29">該個體 有機率認定，該現象 是 自然現象。</text:p>
                                </text:list-item>
                              </text:list>
                            </text:list-item>
                            <text:list-item>
                              <text:p text:style-name="P29">其他個體 有機率認定，該個體 使用 魔術、魔法、超能力、超自然能力。</text:p>
                              <text:list>
                                <text:list-item>
                                  <text:p text:style-name="P29">明顯例子，特斯拉 不用 接電線，就能點亮 螢光燈管。</text:p>
                                </text:list-item>
                              </text:list>
                            </text:list-item>
                            <text:list-item>
                              <text:p text:style-name="P17">該個體 有機率傳承 知識、技術，給 其他<text:span text:style-name="T5">（不</text:span>知道 該現象的 原理的<text:span text:style-name="T5">）個體</text:span>。</text:p>
                            </text:list-item>
                            <text:list-item>
                              <text:p text:style-name="P32">該個體、其他<text:span text:style-name="T5">個體 </text:span>有機率 紀錄、重現、應用、拓展、遞迴、跨領域移植、討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17T12:14:36.850000000</dc:date>
    <meta:editing-duration>P37DT4H7M4S</meta:editing-duration>
    <meta:editing-cycles>18967</meta:editing-cycles>
    <meta:document-statistic meta:table-count="0" meta:image-count="0" meta:object-count="0" meta:page-count="1" meta:paragraph-count="402" meta:word-count="8996" meta:character-count="10504" meta:non-whitespace-character-count="9498"/>
  </office:meta>
</office:document-meta>
</file>